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00_10" table:style-name="ta1">
        <table:shapes>
          <draw:frame draw:z-index="0" draw:style-name="gr1" draw:text-style-name="P1" svg:width="159.99mm" svg:height="89.99mm" svg:x="68.74mm" svg:y="1mm">
            <loext:p draw:notify-on-update-of-ranges="100000_10.B2:100000_10.B9 100000_10.C1:100000_10.C1 100000_10.C2:100000_10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23" calcext:value-type="float">
            <text:p>0.2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28" calcext:value-type="float">
            <text:p>0.2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28" calcext:value-type="float">
            <text:p>0.28</text:p>
          </table:table-cell>
          <table:table-cell table:number-columns-repeated="1021"/>
        </table:table-row>
      </table:table>
      <table:table table:name="200000_10" table:style-name="ta1">
        <table:shapes>
          <draw:frame draw:z-index="0" draw:style-name="gr1" draw:text-style-name="P1" svg:width="159.99mm" svg:height="89.99mm" svg:x="68.74mm" svg:y="1mm">
            <loext:p draw:notify-on-update-of-ranges="200000_10.B2:200000_10.B9 200000_10.C1:200000_10.C1 200000_10.C2:200000_10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59" calcext:value-type="float">
            <text:p>0.59</text:p>
          </table:table-cell>
        </table:table-row>
      </table:table>
      <table:table table:name="400000_10" table:style-name="ta1">
        <table:shapes>
          <draw:frame draw:z-index="0" draw:style-name="gr1" draw:text-style-name="P1" svg:width="159.99mm" svg:height="89.99mm" svg:x="68.74mm" svg:y="1mm">
            <loext:p draw:notify-on-update-of-ranges="400000_10.B2:400000_10.B9 400000_10.C1:400000_10.C1 400000_10.C2:400000_10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.03" calcext:value-type="float">
            <text:p>1.03</text:p>
          </table:table-cell>
        </table:table-row>
      </table:table>
      <table:table table:name="800000_10" table:style-name="ta1">
        <table:shapes>
          <draw:frame draw:z-index="0" draw:style-name="gr1" draw:text-style-name="P1" svg:width="159.99mm" svg:height="89.99mm" svg:x="68.74mm" svg:y="1mm">
            <loext:p draw:notify-on-update-of-ranges="800000_10.B2:800000_10.B9 800000_10.C1:800000_10.C1 800000_10.C2:800000_10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.99" calcext:value-type="float">
            <text:p>1.99</text:p>
          </table:table-cell>
        </table:table-row>
      </table:table>
      <table:table table:name="1600000_10" table:style-name="ta1">
        <table:shapes>
          <draw:frame draw:z-index="0" draw:style-name="gr1" draw:text-style-name="P1" svg:width="159.99mm" svg:height="89.99mm" svg:x="68.74mm" svg:y="1mm">
            <loext:p draw:notify-on-update-of-ranges="1600000_10.B2:1600000_10.B9 1600000_10.C1:1600000_10.C1 1600000_10.C2:1600000_10.C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.28" calcext:value-type="float">
            <text:p>5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8:28:37.86353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7-06-14T18:57:15.132471784</dc:date>
    <meta:editing-duration>PT47M56S</meta:editing-duration>
    <meta:editing-cycles>9</meta:editing-cycles>
    <meta:generator>LibreOffice/5.1.4.2$Linux_X86_64 LibreOffice_project/10m0$Build-2</meta:generator>
    <meta:document-statistic meta:table-count="5" meta:cell-count="1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00000_10.B1:100000_10.C9" chart:data-source-has-labels="both" svg:x="1.331cm" svg:y="0.18cm" svg:width="14.349cm" svg:height="7.659cm">
          <chartooo:coordinate-region svg:x="2.243cm" svg:y="0.38cm" svg:width="13.065cm" svg:height="6.812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00000_10.B2:1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00000_10.C2:100000_10.C9" chart:label-cell-address="100000_10.C1:1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00000_10.C1:1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00000_10.B2:100000_10.B9</svg:desc>
                </draw:g>
              </table:table-cell>
              <table:table-cell office:value-type="float" office:value="0.12">
                <text:p>0.12</text:p>
                <draw:g>
                  <svg:desc>100000_10.C2:1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00000_10.B1:2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44cm" svg:y="8.019cm" chart:style-name="ch4">
              <text:p>Total pattern size</text:p>
            </chart:title>
            <chart:categories table:cell-range-address="200000_10.B2:2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200000_10.C2:200000_10.C9" chart:label-cell-address="200000_10.C1:2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200000_10.C1:2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200000_10.B2:200000_10.B9</svg:desc>
                </draw:g>
              </table:table-cell>
              <table:table-cell office:value-type="float" office:value="0.2">
                <text:p>0.2</text:p>
                <draw:g>
                  <svg:desc>200000_10.C2:2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400000_10.B1:4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400000_10.B2:4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400000_10.C2:400000_10.C9" chart:label-cell-address="400000_10.C1:4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400000_10.C1:4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400000_10.B2:400000_10.B9</svg:desc>
                </draw:g>
              </table:table-cell>
              <table:table-cell office:value-type="float" office:value="0.38">
                <text:p>0.38</text:p>
                <draw:g>
                  <svg:desc>400000_10.C2:4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800000_10.B1:800000_10.C9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800000_10.B2:8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800000_10.C2:800000_10.C9" chart:label-cell-address="800000_10.C1:8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800000_10.C1:8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800000_10.B2:800000_10.B9</svg:desc>
                </draw:g>
              </table:table-cell>
              <table:table-cell office:value-type="float" office:value="0.69">
                <text:p>0.69</text:p>
                <draw:g>
                  <svg:desc>800000_10.C2:8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9">
                <text:p>1.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600000_10.B1:1600000_10.C9" chart:data-source-has-labels="both" svg:x="1.331cm" svg:y="0.18cm" svg:width="14.349cm" svg:height="7.659cm">
          <chartooo:coordinate-region svg:x="1.767cm" svg:y="0.379cm" svg:width="13.541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600000_10.B2:16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600000_10.C2:1600000_10.C9" chart:label-cell-address="1600000_10.C1:16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600000_10.C1:16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600000_10.B2:1600000_10.B9</svg:desc>
                </draw:g>
              </table:table-cell>
              <table:table-cell office:value-type="float" office:value="1.42">
                <text:p>1.42</text:p>
                <draw:g>
                  <svg:desc>1600000_10.C2:16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